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a7680" officeooo:paragraph-rsid="001a7680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officeooo:rsid="001a7680" officeooo:paragraph-rsid="001a7680" style:font-size-asian="21pt" style:font-size-complex="24pt"/>
    </style:style>
    <style:style style:name="P3" style:family="paragraph" style:parent-style-name="Standard">
      <style:text-properties fo:font-size="20pt" fo:font-weight="bold" officeooo:rsid="001a7680" officeooo:paragraph-rsid="001a7680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20pt" officeooo:rsid="001a7680" officeooo:paragraph-rsid="001a7680" style:font-size-asian="17.5pt" style:font-size-complex="20pt"/>
    </style:style>
    <style:style style:name="P5" style:family="paragraph" style:parent-style-name="Standard">
      <style:text-properties fo:font-size="16pt" style:text-underline-style="solid" style:text-underline-width="auto" style:text-underline-color="font-color" officeooo:rsid="001a7680" officeooo:paragraph-rsid="001a7680" style:font-size-asian="14pt" style:font-size-complex="16pt"/>
    </style:style>
    <style:style style:name="P6" style:family="paragraph" style:parent-style-name="Standard">
      <style:text-properties fo:font-size="16pt" officeooo:rsid="001a7680" officeooo:paragraph-rsid="001a7680" style:font-size-asian="14pt" style:font-size-complex="16pt"/>
    </style:style>
    <style:style style:name="P7" style:family="paragraph" style:parent-style-name="Standard">
      <style:text-properties fo:font-size="12pt" officeooo:rsid="001a7680" officeooo:paragraph-rsid="001a7680" style:font-size-asian="10.5pt" style:font-size-complex="12pt"/>
    </style:style>
    <style:style style:name="P8" style:family="paragraph" style:parent-style-name="Standard">
      <style:text-properties fo:font-size="12pt" officeooo:rsid="001a7a14" officeooo:paragraph-rsid="001a7a14" style:font-size-asian="10.5pt" style:font-size-complex="12pt"/>
    </style:style>
    <style:style style:name="P9" style:family="paragraph" style:parent-style-name="Standard">
      <style:text-properties fo:font-size="12pt" officeooo:rsid="001aeb37" officeooo:paragraph-rsid="001aeb37" style:font-size-asian="10.5pt" style:font-size-complex="12pt"/>
    </style:style>
    <style:style style:name="P10" style:family="paragraph" style:parent-style-name="Standard">
      <style:text-properties fo:font-size="12pt" officeooo:rsid="001a7680" officeooo:paragraph-rsid="001a7680" style:font-size-asian="12pt" style:font-size-complex="12pt"/>
    </style:style>
    <style:style style:name="P11" style:family="paragraph" style:parent-style-name="Standard">
      <style:text-properties fo:font-size="12pt" officeooo:rsid="001a7680" officeooo:paragraph-rsid="001aeb37" style:font-size-asian="12pt" style:font-size-complex="12pt"/>
    </style:style>
    <style:style style:name="P12" style:family="paragraph" style:parent-style-name="Standard">
      <style:text-properties fo:font-size="12pt" fo:language="en" fo:country="GB" officeooo:rsid="001aeb37" officeooo:paragraph-rsid="001aeb37" style:font-size-asian="12pt" style:font-size-complex="12pt"/>
    </style:style>
    <style:style style:name="P13" style:family="paragraph" style:parent-style-name="Standard">
      <style:text-properties fo:font-size="12pt" fo:language="en" fo:country="GB" officeooo:rsid="001b2b9c" officeooo:paragraph-rsid="001b2b9c" style:font-size-asian="12pt" style:font-size-complex="12pt"/>
    </style:style>
    <style:style style:name="P14" style:family="paragraph" style:parent-style-name="Standard">
      <style:text-properties fo:font-size="12pt" style:text-underline-style="none" officeooo:rsid="001a7680" officeooo:paragraph-rsid="001a7680" style:font-size-asian="10.5pt" style:font-size-complex="12pt"/>
    </style:style>
    <style:style style:name="P15" style:family="paragraph" style:parent-style-name="Standard">
      <style:text-properties fo:font-size="12pt" fo:language="en" fo:country="GB" style:text-underline-style="none" officeooo:rsid="001be594" officeooo:paragraph-rsid="001be594" style:font-size-asian="10.5pt" style:font-size-complex="12pt"/>
    </style:style>
    <style:style style:name="P16" style:family="paragraph" style:parent-style-name="Standard">
      <style:text-properties fo:font-size="12pt" fo:language="en" fo:country="GB" officeooo:rsid="001dbdd2" officeooo:paragraph-rsid="001dbdd2" style:font-size-asian="10.5pt" style:font-size-complex="12pt"/>
    </style:style>
    <style:style style:name="P17" style:family="paragraph" style:parent-style-name="Standard">
      <style:text-properties fo:font-size="12pt" fo:language="en" fo:country="GB" officeooo:rsid="001fbb63" officeooo:paragraph-rsid="001a7680" style:font-size-asian="10.5pt" style:font-size-complex="12pt"/>
    </style:style>
    <style:style style:name="P18" style:family="paragraph" style:parent-style-name="Standard">
      <style:text-properties fo:font-size="12pt" fo:language="en" fo:country="GB" officeooo:rsid="00208947" officeooo:paragraph-rsid="00208947" style:font-size-asian="10.5pt" style:font-size-complex="12pt"/>
    </style:style>
    <style:style style:name="P19" style:family="paragraph" style:parent-style-name="Standard">
      <style:text-properties fo:font-size="16pt" officeooo:rsid="001a7680" officeooo:paragraph-rsid="001a7a14" style:font-size-asian="14pt" style:font-size-complex="16pt"/>
    </style:style>
    <style:style style:name="P20" style:family="paragraph" style:parent-style-name="Standard">
      <style:text-properties fo:font-size="16pt" officeooo:rsid="001a7a14" officeooo:paragraph-rsid="001a7a14" style:font-size-asian="14pt" style:font-size-complex="16pt"/>
    </style:style>
    <style:style style:name="T1" style:family="text">
      <style:text-properties officeooo:rsid="001a7a14"/>
    </style:style>
    <style:style style:name="T2" style:family="text">
      <style:text-properties officeooo:rsid="001aeb37"/>
    </style:style>
    <style:style style:name="T3" style:family="text">
      <style:text-properties fo:language="en" fo:country="GB" officeooo:rsid="001aeb37"/>
    </style:style>
    <style:style style:name="T4" style:family="text">
      <style:text-properties officeooo:rsid="001b2b9c"/>
    </style:style>
    <style:style style:name="T5" style:family="text">
      <style:text-properties fo:language="en" fo:country="GB" officeooo:rsid="001dbdd2"/>
    </style:style>
    <style:style style:name="T6" style:family="text">
      <style:text-properties officeooo:rsid="001fbb63"/>
    </style:style>
    <style:style style:name="T7" style:family="text">
      <style:text-properties fo:language="en" fo:country="GB" officeooo:rsid="001fbb63"/>
    </style:style>
    <style:style style:name="T8" style:family="text">
      <style:text-properties officeooo:rsid="00208947"/>
    </style:style>
    <style:style style:name="T9" style:family="text">
      <style:text-properties officeooo:rsid="00211d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eeCodeCamp Semantic HTML Notes</text:p>
      <text:p text:style-name="P2"/>
      <text:p text:style-name="P3">1. Importance of Semantic HTML</text:p>
      <text:p text:style-name="P4"/>
      <text:p text:style-name="P5">1.1 Why Care about Semantic Elements</text:p>
      <text:p text:style-name="P6"/>
      <text:p text:style-name="P7">In HTML <text:span text:style-name="T1">elements have semantic meanings</text:span></text:p>
      <text:p text:style-name="P8">Semantic meaning of an element refers to what special information that element conveys</text:p>
      <text:p text:style-name="P8"/>
      <text:p text:style-name="P8">E.g. p element is for paragraph of text</text:p>
      <text:p text:style-name="P8"/>
      <text:p text:style-name="P8">However div has no semantic meanings</text:p>
      <text:p text:style-name="P8"/>
      <text:p text:style-name="P8">Using proper semantic HTML ensures best experience for users using screen readers and other assistive technology.</text:p>
      <text:p text:style-name="P9">Can improve search rankings referred to as SEO or search engine optimization</text:p>
      <text:p text:style-name="P9">Improves developmental experience by knowing where things are contained</text:p>
      <text:p text:style-name="P8"/>
      <text:p text:style-name="P8"/>
      <text:p text:style-name="P5">1.2 Good Structural Hierarchy</text:p>
      <text:p text:style-name="P6"/>
      <text:p text:style-name="P10"><text:span text:style-name="T2">I</text:span>mportant aspect of creating a structural hierarchy is the proper use of heading elements.</text:p>
      <text:p text:style-name="P10"/>
      <text:p text:style-name="P11">Heading elements are numbered as h1, h2, h3 <text:span text:style-name="T3">etc.</text:span></text:p>
      <text:p text:style-name="P12">These numbers represent the heading level</text:p>
      <text:p text:style-name="P12"/>
      <text:p text:style-name="P12">h1 being the top-level – comes before all other content, usually used once</text:p>
      <text:p text:style-name="P12">h2 element is your subheading – comes after h1 and possibly introductory text. Having multiple is fine <text:span text:style-name="T4">to delineate different sections of content</text:span></text:p>
      <text:p text:style-name="P13">h3 – continues pattern and comes after h2. `h3` doesn’t come directly after h1, although multiple headings at the same level is fine</text:p>
      <text:p text:style-name="P13"/>
      <text:p text:style-name="P13">Use CSS to style instead of using h1 just for its styling</text:p>
      <text:p text:style-name="P13"/>
      <text:p text:style-name="P13">Using the right hierarchy is important for accessibility</text:p>
      <text:p text:style-name="P13"/>
      <text:p text:style-name="P13">Assistive technologies, like screen readers, rely on the structure of a web page to determine how to parse and announce that web page to the user</text:p>
      <text:p text:style-name="P13"/>
      <text:p text:style-name="P13">Proper structure is also important for SEO</text:p>
      <text:p text:style-name="P13">Search engines use automation to parse the content of your web page and determine when and where it should show up in results</text:p>
      <text:p text:style-name="P13"/>
      <text:p text:style-name="P13">Finally, depending on how incorrect your structure is, your HTML may not even be technically valid</text:p>
      <text:p text:style-name="P13">When this happens, the web browser has to effectively guess what you meant to do.</text:p>
      <text:p text:style-name="P13">And what it guesses might not even be what you want at all</text:p>
      <text:p text:style-name="P6"><text:soft-page-break/></text:p>
      <text:p text:style-name="P5">1.3 What is the difference between Presentational and Semantic HTML</text:p>
      <text:p text:style-name="P5"/>
      <text:p text:style-name="P14">Presentational HTML focuses on the appearance and style of the content</text:p>
      <text:p text:style-name="P14">Many presentational HTML elements are deprecated</text:p>
      <text:p text:style-name="P14"/>
      <text:p text:style-name="P14">`font` element is a deprecated element used to set the font size and color of the text</text:p>
      <text:p text:style-name="P15">It still works but text size and colour should be set in CSS</text:p>
      <text:p text:style-name="P15"/>
      <text:p text:style-name="P15">`center` element is another deprecated element that is used to center the content horizontally within its container</text:p>
      <text:p text:style-name="P15"/>
      <text:p text:style-name="P15">`big` element is another deprecated element. Makes enclosed text one level bigger than its surrounding text</text:p>
      <text:p text:style-name="P15">Again this should only be done with CSS</text:p>
      <text:p text:style-name="P15"/>
      <text:p text:style-name="P15">Semantic HTML is now the recommended practice</text:p>
      <text:p text:style-name="P15">Much easier to read, understand, and maintain.</text:p>
      <text:p text:style-name="P15">Search engines can easily understand your website when you use semantic HTML</text:p>
      <text:p text:style-name="P15">Helpful for accessibility purposes</text:p>
      <text:p text:style-name="P15"/>
      <text:p text:style-name="P15">Examples of semantic HTML elements include:</text:p>
      <text:p text:style-name="P15"/>
      <text:p text:style-name="P15">The `header` element for defining the header of the document, or section.</text:p>
      <text:p text:style-name="P15">The navigation section element, `nav`, for sections with navigation links.</text:p>
      <text:p text:style-name="P15">The `section` element for grouping related information.</text:p>
      <text:p text:style-name="P15">The `figure` element for illustrations and diagrams</text:p>
      <text:p text:style-name="P15"/>
      <text:p text:style-name="P15"/>
      <text:p text:style-name="P6"/>
      <text:p text:style-name="P3">2. Understanding Nuanced Semantic Elements</text:p>
      <text:p text:style-name="P4"/>
      <text:p text:style-name="P6">2.1 When to use Emphasis Element Over the Idiomatic Text Element</text:p>
      <text:p text:style-name="P6"/>
      <text:p text:style-name="P7">The idiomatic text element, `i`, was originally used for presentational purposes to display the text in italics.</text:p>
      <text:p text:style-name="P7"><text:span text:style-name="T5">N</text:span>ow, it is frequently used for highlighting alternative voice or mood, idiomatic terms from another language, technical terms, and thoughts</text:p>
      <text:p text:style-name="P7"/>
      <text:p text:style-name="P16">E.g.</text:p>
      <text:p text:style-name="P16">&lt;p&gt;There is a certain &lt;i lang="fr"&gt;je ne sais quoi&lt;/i&gt; in the air.&lt;/p&gt;</text:p>
      <text:p text:style-name="P16"/>
      <text:p text:style-name="P16">`lang` attribute inside the open `&lt;i&gt;` tag is used to specify the language of the content</text:p>
      <text:p text:style-name="P16">`i` element does not indicate if the text is important or not, it only shows that it's somehow different from the surrounding text</text:p>
      <text:p text:style-name="P16"/>
      <text:p text:style-name="P16">To emphasize the importance of the text, you can use a similar semantic element called the emphasis element, `em`</text:p>
      <text:p text:style-name="P16">Usually recommended if you need to provide more context</text:p>
      <text:p text:style-name="P16"><text:soft-page-break/>Use this element for parts of the text that require a special emphasis compared to surrounding text</text:p>
      <text:p text:style-name="P16">Usually limited to only a few words, because it can alter the meaning of the sentence</text:p>
      <text:p text:style-name="P16"/>
      <text:p text:style-name="P16">E.g.</text:p>
      <text:p text:style-name="P16">&lt;p&gt;</text:p>
      <text:p text:style-name="P16"><text:s text:c="2"/>Never give up on &lt;em&gt;your&lt;/em&gt; dreams.</text:p>
      <text:p text:style-name="P16">&lt;/p&gt;</text:p>
      <text:p text:style-name="P16"/>
      <text:p text:style-name="P16">Even if it looks the same when the text was inside the idiomatic text element, the semantic emphasis element conveys its meaning and importance behind the scenes</text:p>
      <text:p text:style-name="P16"/>
      <text:p text:style-name="P16"><text:span text:style-name="T6">T</text:span>hese elements should not be used for presentational purposes only</text:p>
      <text:p text:style-name="P16"/>
      <text:p text:style-name="P16">If you need to display the text in italics, but the text doesn't have a special purpose, style, or meaning in the paragraph, you should use CSS instead</text:p>
      <text:p text:style-name="P6"/>
      <text:p text:style-name="P6">2.2 When to use Strong Element Over Bring Attention To Element</text:p>
      <text:p text:style-name="P6"/>
      <text:p text:style-name="P7">`bring attention to` element, `b`, is commonly used to highlight keywords in summaries <text:span text:style-name="T7">or product names in reviews</text:span></text:p>
      <text:p text:style-name="P17">Browsers display this text in boldface usually.</text:p>
      <text:p text:style-name="P17"/>
      <text:p text:style-name="P17">Visual emphasis will draw readers attention to the product names</text:p>
      <text:p text:style-name="P17"/>
      <text:p text:style-name="P17">To emphasize the importance of the text, use the strong element instead of the b element</text:p>
      <text:p text:style-name="P17"/>
      <text:p text:style-name="P17">strong is a semantic HTML element</text:p>
      <text:p text:style-name="P17">Emphasizes text that is crucial, or urgent</text:p>
      <text:p text:style-name="P17"/>
      <text:p text:style-name="P17">Visually both are <text:span text:style-name="T8">similar, both are rendered bold by default</text:span></text:p>
      <text:p text:style-name="P17">"bring attention to" element only draws attention to the text, without indicating the higher level of importance</text:p>
      <text:p text:style-name="P18">strong element conveys a sense of importance, or urgency</text:p>
      <text:p text:style-name="P6"/>
      <text:p text:style-name="P6">2.3 What are Description Lists</text:p>
      <text:p text:style-name="P6"/>
      <text:p text:style-name="P7">Description lists are perfect for presenting terms and definitions in an organized and easy-to-read format</text:p>
      <text:p text:style-name="P7">Essentially, when you have two related pieces of information in a key-value pair format, where one acts as a label, the key, and the other acts as additional related information, the value, you can use a description list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This is an example of a description list in HTML with two terms and their corresponding details</text:p>
      <text:p text:style-name="P7"/>
      <text:p text:style-name="P7">&lt;dl&gt;</text:p>
      <text:p text:style-name="P7"><text:s text:c="2"/>&lt;dt&gt;HTML&lt;/dt&gt;</text:p>
      <text:p text:style-name="P7"><text:s text:c="2"/>&lt;dd&gt;HyperText Markup Language&lt;/dd&gt;</text:p>
      <text:p text:style-name="P7"><text:s text:c="2"/>&lt;dt&gt;CSS&lt;/dt&gt;</text:p>
      <text:p text:style-name="P7"><text:s text:c="2"/>&lt;dd&gt;Cascading Style Sheets&lt;/dd&gt;</text:p>
      <text:p text:style-name="P7"><text:s text:c="2"/>&lt;dt&gt;JS&lt;/dt&gt;</text:p>
      <text:p text:style-name="P7"><text:s text:c="2"/>&lt;!-- &lt;dt&gt;JS&lt;/dt&gt;</text:p>
      <text:p text:style-name="P7"><text:s text:c="2"/>&lt;dd&gt;JavaScript&lt;/dd&gt; --&gt;</text:p>
      <text:p text:style-name="P7">&lt;/dl&gt;</text:p>
      <text:p text:style-name="P7"/>
      <text:p text:style-name="P7">You will need three HTML elements to define a description list</text:p>
      <text:p text:style-name="P7"/>
      <text:p text:style-name="P7">First, the description list element, `dl`, which is the container for the entire list</text:p>
      <text:p text:style-name="P7"><text:span text:style-name="T9">W</text:span>raps around all the other elements</text:p>
      <text:p text:style-name="P7"><text:span text:style-name="T9">O</text:span>ne description term element, `dt`, for each term</text:p>
      <text:p text:style-name="P7"><text:span text:style-name="T9">F</text:span>inally, after each term you will find a description details element, `dd`, for the description, or details associated with that term</text:p>
      <text:p text:style-name="P7"/>
      <text:p text:style-name="P7">By default, the descriptions are slightly more indented towards the right to distinguish them visually</text:p>
      <text:p text:style-name="P7"/>
      <text:p text:style-name="P7">Other use cases for description lists include product specifications, frequently asked questions, contact information, and metadata</text:p>
      <text:p text:style-name="P6"/>
      <text:p text:style-name="P3">3. Working with Text and Time Semantic Elements</text:p>
      <text:p text:style-name="P4"/>
      <text:p text:style-name="P19">3.1 Block and Inline Quotes</text:p>
      <text:p text:style-name="P19"/>
      <text:p text:style-name="P6">3.2 Abbreviations</text:p>
      <text:p text:style-name="P6"/>
      <text:p text:style-name="P6">3.3 Addresses</text:p>
      <text:p text:style-name="P6"/>
      <text:p text:style-name="P6">3.4 Dates and Times</text:p>
      <text:p text:style-name="P6"/>
      <text:p text:style-name="P3">4. Working with Specialized Semantic Elements</text:p>
      <text:p text:style-name="P4"/>
      <text:p text:style-name="P20">4.1 Mathematical Equations and Chemical Formulas</text:p>
      <text:p text:style-name="P20"/>
      <text:p text:style-name="P20">4.2 Representing Computer Code</text:p>
      <text:p text:style-name="P20"/>
      <text:p text:style-name="P20">4.3 U, S and Ruby Elements, how they work and use cases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2T12:37:22.998626500</meta:creation-date>
    <dc:date>2025-12-12T19:21:13.398050300</dc:date>
    <meta:editing-duration>PT15M41S</meta:editing-duration>
    <meta:editing-cycles>1</meta:editing-cycles>
    <meta:document-statistic meta:table-count="0" meta:image-count="0" meta:object-count="0" meta:page-count="4" meta:paragraph-count="100" meta:word-count="1046" meta:character-count="6489" meta:non-whitespace-character-count="5525"/>
    <meta:generator>LibreOffice/25.2.7.2$Windows_X86_64 LibreOffice_project/5cbfd1ab6520636bb5f7b99185aa69bd7456825d</meta:generator>
  </office:meta>
</office:document-meta>
</file>